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3" style:family="paragraph"/>
    <style:style style:name="P13" style:parent-style-name="Normal" style:list-style-name="LFO3" style:family="paragraph"/>
    <style:style style:name="P14" style:parent-style-name="Normal" style:list-style-name="LFO3" style:family="paragraph"/>
  </office:automatic-styles>
  <office:body>
    <office:text text:use-soft-page-breaks="true">
      <text:p text:style-name="P1">Taakverdeling project</text:p>
      <text:p text:style-name="Normal"><text:span text:style-name="T2">Rody</text:span></text:p>
      <text:list text:style-name="LFO1" text:continue-numbering="true">
        <text:list-item>
          <text:p text:style-name="P3">Projectleider en ontwikkelaar</text:p>
        </text:list-item>
        <text:list-item>
          <text:p text:style-name="P4">Verantwoordelijk voor het ontwerp en het volledige UI-design van de website</text:p>
        </text:list-item>
        <text:list-item>
          <text:p text:style-name="P5">Alles samengevoegd, de website opgezet en volledig responsive gemaakt</text:p>
        </text:list-item>
      </text:list>
      <text:p text:style-name="Normal"><text:span text:style-name="T6">Walid</text:span></text:p>
      <text:list text:style-name="LFO2" text:continue-numbering="true">
        <text:list-item>
          <text:p text:style-name="P7">Ontwikkelaar</text:p>
        </text:list-item>
        <text:list-item>
          <text:p text:style-name="P8">Formulier functioneel gemaakt en werkend geïmplementeerd</text:p>
        </text:list-item>
        <text:list-item>
          <text:p text:style-name="P9">De reviews sectie responsive gemaakt</text:p>
        </text:list-item>
        <text:list-item>
          <text:p text:style-name="P10">Bijgedragen aan testen en controleren van de formulierwerking op verschillende apparaten</text:p>
        </text:list-item>
      </text:list>
      <text:p text:style-name="Normal"><text:span text:style-name="T11">Malek</text:span></text:p>
      <text:list text:style-name="LFO3" text:continue-numbering="true">
        <text:list-item>
          <text:p text:style-name="P12">Ontwikkelaar</text:p>
        </text:list-item>
        <text:list-item>
          <text:p text:style-name="P13">De slideshow met foto’s gemaakt en geïmplementeerd</text:p>
        </text:list-item>
        <text:list-item>
          <text:p text:style-name="P14">De foto’s voor de reviews geselecteerd en geplaats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dy Stockschen</meta:initial-creator>
    <dc:creator>Rody Stockschen</dc:creator>
    <meta:creation-date>2025-07-03T07:08:00Z</meta:creation-date>
    <dc:date>2025-07-03T08:35:00Z</dc:date>
    <meta:template xlink:href="Normal.dotm" xlink:type="simple"/>
    <meta:editing-cycles>1</meta:editing-cycles>
    <meta:editing-duration>PT5220S</meta:editing-duration>
    <meta:document-statistic meta:page-count="1" meta:paragraph-count="1" meta:word-count="81" meta:character-count="526" meta:row-count="3" meta:non-whitespace-character-count="446"/>
  </office:meta>
</office:document-meta>
</file>